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officeooo:rsid="00178025" officeooo:paragraph-rsid="00178025"/>
    </style:style>
    <style:style style:name="P8" style:family="paragraph" style:parent-style-name="Standard">
      <style:text-properties officeooo:rsid="001d70a4" officeooo:paragraph-rsid="001d70a4"/>
    </style:style>
    <style:style style:name="P9" style:family="paragraph" style:parent-style-name="Standard">
      <style:text-properties officeooo:paragraph-rsid="001a3da2"/>
    </style:style>
    <style:style style:name="P10" style:family="paragraph" style:parent-style-name="Standard">
      <style:text-properties officeooo:paragraph-rsid="0023ee96"/>
    </style:style>
    <style:style style:name="P11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7" style:family="paragraph" style:parent-style-name="Standard">
      <style:text-properties officeooo:paragraph-rsid="00323ccc"/>
    </style:style>
    <style:style style:name="P18" style:family="paragraph" style:parent-style-name="Standard">
      <style:text-properties officeooo:rsid="002d1cf5" officeooo:paragraph-rsid="002d1cf5"/>
    </style:style>
    <style:style style:name="P19" style:family="paragraph" style:parent-style-name="Standard">
      <style:text-properties officeooo:paragraph-rsid="00271ac5"/>
    </style:style>
    <style:style style:name="P20" style:family="paragraph" style:parent-style-name="Standard">
      <style:text-properties officeooo:paragraph-rsid="00329e84"/>
    </style:style>
    <style:style style:name="P21" style:family="paragraph" style:parent-style-name="Standard">
      <style:text-properties officeooo:rsid="00355cc8" officeooo:paragraph-rsid="00355cc8"/>
    </style:style>
    <style:style style:name="P22" style:family="paragraph" style:parent-style-name="Standard">
      <style:text-properties officeooo:rsid="003655f8" officeooo:paragraph-rsid="003655f8"/>
    </style:style>
    <style:style style:name="P23" style:family="paragraph" style:parent-style-name="Standard">
      <style:text-properties officeooo:paragraph-rsid="00387fb4"/>
    </style:style>
    <style:style style:name="P24" style:family="paragraph" style:parent-style-name="Standard">
      <style:text-properties officeooo:paragraph-rsid="003ab545"/>
    </style:style>
    <style:style style:name="P25" style:family="paragraph" style:parent-style-name="Standard">
      <style:text-properties officeooo:paragraph-rsid="002a279a"/>
    </style:style>
    <style:style style:name="P26" style:family="paragraph" style:parent-style-name="Standard">
      <style:text-properties officeooo:rsid="001ddb3d" officeooo:paragraph-rsid="001ddb3d"/>
    </style:style>
    <style:style style:name="P27" style:family="paragraph" style:parent-style-name="Standard">
      <style:text-properties officeooo:rsid="00323ccc" officeooo:paragraph-rsid="00323ccc"/>
    </style:style>
    <style:style style:name="P28" style:family="paragraph" style:parent-style-name="Standard">
      <style:text-properties officeooo:rsid="003e9f6b" officeooo:paragraph-rsid="003e9f6b"/>
    </style:style>
    <style:style style:name="P29" style:family="paragraph" style:parent-style-name="Standard">
      <style:text-properties officeooo:rsid="003e9f6b" officeooo:paragraph-rsid="0046371b"/>
    </style:style>
    <style:style style:name="P30" style:family="paragraph" style:parent-style-name="Standard">
      <style:text-properties officeooo:paragraph-rsid="0046371b"/>
    </style:style>
    <style:style style:name="P31" style:family="paragraph" style:parent-style-name="Standard">
      <style:text-properties officeooo:rsid="00473f72" officeooo:paragraph-rsid="00473f72"/>
    </style:style>
    <style:style style:name="P32" style:family="paragraph" style:parent-style-name="Standard">
      <style:text-properties officeooo:rsid="00485bf0" officeooo:paragraph-rsid="00485bf0"/>
    </style:style>
    <style:style style:name="P33" style:family="paragraph" style:parent-style-name="Standard">
      <style:text-properties officeooo:rsid="004b2e1e" officeooo:paragraph-rsid="004b2e1e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4f4149" officeooo:paragraph-rsid="004f4149" style:font-size-asian="11.3500003814697pt" style:font-weight-asian="bold" style:font-size-complex="13pt" style:font-weight-complex="bold"/>
    </style:style>
    <style:style style:name="P41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42" style:family="paragraph" style:parent-style-name="Standard">
      <style:text-properties fo:font-weight="bold" officeooo:rsid="0050b1e7" officeooo:paragraph-rsid="0050b1e7" style:font-weight-asian="bold" style:font-weight-complex="bold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4d43b2" officeooo:paragraph-rsid="004d43b2" style:font-size-asian="13pt" style:font-weight-asian="normal" style:font-size-complex="13pt" style:font-weight-complex="normal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4ae3d8"/>
    </style:style>
    <style:style style:name="T56" style:family="text">
      <style:text-properties officeooo:rsid="004d4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5">- Los directorios vacíos no los sigue<text:span text:style-name="T56">, con .gitkeep si, hace que siga cualquier carpeta</text:span></text:p>
      <text:p text:style-name="P44">- .gitignore sirve para indicar que tipos de archivos debe ignorar Git</text:p>
      <text:p text:style-name="P36">- Puedes crear un archivo .gitkeep para forzar un seguimiento</text:p>
      <text:p text:style-name="P37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35"/>
      <text:p text:style-name="P38"/>
      <text:p text:style-name="P34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6"><text:tab/><text:tab/><text:tab/><text:tab/></text:p>
      <text:p text:style-name="P9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0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2"><text:span text:style-name="T15">g</text:span><text:span text:style-name="T14">it config</text:span></text:p>
      <text:p text:style-name="P13">git config --global user.name “”</text:p>
      <text:p text:style-name="P14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7"><text:span text:style-name="T35">git config –global init.defaultBranch</text:span><text:span text:style-name="T33"> nombre</text:span></text:p>
      <text:p text:style-name="P22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7"/>
      <text:p text:style-name="P4"/>
      <text:p text:style-name="P11">git init</text:p>
      <text:p text:style-name="P8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8"><text:span text:style-name="T32">git add .</text:span><text:span text:style-name="T30"> </text:span><text:span text:style-name="T19">= añade todos los archivos al stage</text:span></text:p>
      <text:p text:style-name="P18">git add *.extensión = añade al stage todos los archivos con esa extensión<text:span text:style-name="T42"> que estén en el directorio <text:tab/><text:tab/><text:tab/>que estás</text:span></text:p>
      <text:p text:style-name="P27">git add directorio/*.extensión = añadir por extensión navegando</text:p>
      <text:p text:style-name="P21">git add directorio/ = añade todo lo que hay dentro del directorio</text:p>
      <text:p text:style-name="P26"><text:span text:style-name="T32">git reset nombre</text:span> = quita el archivo del stage</text:p>
      <text:p text:style-name="P28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28"/>
      <text:p text:style-name="P29">git reset -<text:span text:style-name="T49">-soft hash = vuelve al commit indicado dejando los cambios en stage</text:span></text:p>
      <text:p text:style-name="P30"><text:soft-page-break/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0"><text:span text:style-name="T50">git reset --</text:span><text:span text:style-name="T49">hard <text:s/>hash = vuelve al commit indicado deshaciendo los cambios</text:span></text:p>
      <text:p text:style-name="P31">git reflog = muestra todos los commits y resets hechos</text:p>
      <text:p text:style-name="P32">git mv nombreArchivo<text:span text:style-name="T55"> path/nuevoNombre</text:span>(si está en la misma carpeta renombra) =<text:span text:style-name="T53"> mueve un </text:span><text:span text:style-name="T55"><text:tab/><text:tab/><text:tab/><text:tab/><text:tab/><text:tab/><text:tab/><text:tab/><text:tab/><text:tab/><text:tab/><text:tab/> <text:s text:c="4"/></text:span><text:span text:style-name="T53">archivo</text:span></text:p>
      <text:p text:style-name="P33">git rm nombreArchivo = elimina el archivo</text:p>
      <text:p text:style-name="P15">git commit -m "<text:span text:style-name="T47">mensaje</text:span> del commit"</text:p>
      <text:p text:style-name="P25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6">git commit --amend -m "mensaje" = <text:span text:style-name="T40">cambia el mensaje del</text:span><text:span text:style-name="T41"> último</text:span><text:span text:style-name="T40"> commit</text:span></text:p>
      <text:p text:style-name="P41"><text:span text:style-name="T29">git checkout -- .</text:span><text:span text:style-name="T31"> </text:span><text:span text:style-name="T23">= vuelve el repositorio al último commit</text:span></text:p>
      <text:p text:style-name="P42"><text:span text:style-name="T23">g</text:span><text:span text:style-name="T22">it checkout nombreRama = cambia de rama en la que estás trabajando</text:span></text:p>
      <text:p text:style-name="P39">git branch <text:span text:style-name="T22">= </text:span><text:span text:style-name="T40">muestra la rama en la que estás</text:span></text:p>
      <text:p text:style-name="P40"><text:span text:style-name="T40">git branch nombreRama = crea una nueva rama</text:span></text:p>
      <text:p text:style-name="P19"><text:span text:style-name="T32">git branch -m nombreViejo nombreNuevo</text:span> = cambia el nombre de la rama</text:p>
      <text:p text:style-name="P20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3"><text:span text:style-name="T44">git diff = muestra las diferencias de cambios en los archivos </text:span><text:span text:style-name="T45">fuera del stage</text:span></text:p>
      <text:p text:style-name="P24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5"><text:tab/><text:tab/><text:tab/><text:tab/><text:tab/><text:span text:style-name="T17">Vim</text:span></text:p>
      <text:p text:style-name="P4"/>
      <text:p text:style-name="P7"><text:span text:style-name="T4">esc =</text:span> modo comandos</text:p>
      <text:p text:style-name="P7"><text:span text:style-name="T4">a =</text:span> modo escritura</text:p>
      <text:p text:style-name="P7"><text:span text:style-name="T4">q</text:span> = quit</text:p>
      <text:p text:style-name="P7"><text:span text:style-name="T4">w</text:span> = write</text:p>
      <text:p text:style-name="P7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06:24:08.195000000</dc:date>
    <meta:editing-duration>PT2H6M19S</meta:editing-duration>
    <meta:editing-cycles>35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51" meta:word-count="481" meta:character-count="2833" meta:non-whitespace-character-count="2359"/>
  </office:meta>
</office:document-meta>
</file>